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normal" fo:font-weight="bold" officeooo:rsid="0012906d" officeooo:paragraph-rsid="0012906d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fo:font-weight="bold" officeooo:rsid="00139cff" officeooo:paragraph-rsid="00139cff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style="normal" fo:font-weight="normal" officeooo:rsid="000c393c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officeooo:rsid="0017cede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18d362" officeooo:paragraph-rsid="0018d362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4pt" fo:font-style="normal" fo:font-weight="bold" officeooo:rsid="0012906d" officeooo:paragraph-rsid="0012906d" style:font-size-asian="24pt" style:font-style-asian="normal" style:font-weight-asian="bold" style:font-size-complex="24pt" style:font-style-complex="normal" style:font-weight-complex="bold"/>
    </style:style>
    <style:style style:name="P7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P8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P9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P10" style:family="paragraph" style:parent-style-name="Frame_20_contents">
      <style:paragraph-properties fo:text-align="justify" style:justify-single-word="false"/>
      <style:text-properties fo:font-size="10pt" officeooo:rsid="000e2b85" officeooo:paragraph-rsid="000e2b85" style:font-size-asian="8.75pt" style:font-size-complex="10pt"/>
    </style:style>
    <style:style style:name="P11" style:family="paragraph" style:parent-style-name="Frame_20_contents">
      <style:paragraph-properties fo:text-align="end" style:justify-single-word="false"/>
      <style:text-properties fo:font-size="10pt" officeooo:rsid="000e2b85" officeooo:paragraph-rsid="000e2b85" style:font-size-asian="8.75pt" style:font-size-complex="10pt"/>
    </style:style>
    <style:style style:name="T1" style:family="text">
      <style:text-properties officeooo:rsid="0014a024"/>
    </style:style>
    <style:style style:name="T2" style:family="text">
      <style:text-properties officeooo:rsid="001637f9"/>
    </style:style>
    <style:style style:name="T3" style:family="text">
      <style:text-properties officeooo:rsid="0017cede"/>
    </style:style>
    <style:style style:name="T4" style:family="text">
      <style:text-properties fo:color="#999999" fo:font-size="10pt" officeooo:rsid="000d904f" style:font-size-asian="10pt" style:font-size-complex="10pt"/>
    </style:style>
    <style:style style:name="T5" style:family="text">
      <style:text-properties fo:color="#999999" fo:font-size="10pt" officeooo:rsid="00124b3e" style:font-size-asian="10pt" style:font-size-complex="10pt"/>
    </style:style>
    <style:style style:name="T6" style:family="text">
      <style:text-properties fo:color="#999999" fo:font-size="10pt" officeooo:rsid="000e2b85" style:font-size-asian="8.75pt" style:font-size-complex="10pt"/>
    </style:style>
    <style:style style:name="T7" style:family="text">
      <style:text-properties fo:color="#999999" fo:font-size="10pt" officeooo:rsid="0014a024" style:font-size-asian="8.75pt" style:font-size-complex="10pt"/>
    </style:style>
    <style:style style:name="T8" style:family="text">
      <style:text-properties fo:font-size="10pt" officeooo:rsid="000e2b85" style:font-size-asian="8.75pt" style:font-size-complex="10pt"/>
    </style:style>
    <style:style style:name="T9" style:family="text">
      <style:text-properties fo:font-size="10pt" officeooo:rsid="0014a024" style:font-size-asian="8.75pt" style:font-size-complex="10pt"/>
    </style:style>
    <style:style style:name="T10" style:family="text">
      <style:text-properties fo:font-size="10pt" officeooo:rsid="000d904f" style:font-size-asian="10pt" style:font-size-complex="10pt"/>
    </style:style>
    <style:style style:name="T11" style:family="text">
      <style:text-properties fo:font-size="10pt" officeooo:rsid="00124b3e" style:font-size-asian="10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mka1" text:anchor-type="paragraph" svg:width="1.8638in" draw:z-index="0"><draw:text-box fo:min-height="1.0417in"><text:p text:style-name="P3">Radosław Gniazdowski</text:p><text:p text:style-name="P4">(+48) 505 044 594</text:p><text:p text:style-name="P4">(+48) 698 434 833</text:p><text:p text:style-name="P5">contact@flexigame.com</text:p></draw:text-box></draw:frame></text:p>
      <text:p text:style-name="P1"/>
      <text:p text:style-name="P1">Title</text:p>
      <text:p text:style-name="P2">Sub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M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MT1" style:family="text">
      <style:text-properties fo:font-size="10pt" officeooo:rsid="000d904f" style:font-size-asian="10pt" style:font-size-complex="10pt"/>
    </style:style>
    <style:style style:name="MT2" style:family="text">
      <style:text-properties fo:font-size="10pt" officeooo:rsid="000e2b85" style:font-size-asian="8.75pt" style:font-size-complex="10pt"/>
    </style:style>
    <style:style style:name="MT3" style:family="text">
      <style:text-properties fo:font-size="10pt" officeooo:rsid="00124b3e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3335in" fo:margin-bottom="0.503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3598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svg:height="0.5618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FlexiGame: Flexible Game Engine</text:p>
      </style:header>
      <style:footer>
        <text:p text:style-name="MP2"><text:span text:style-name="MT1">FlexiGame: Flexible Game <text:tab/></text:span><text:span text:style-name="MT2">Copyright (C) Radoslaw Gniazdowski <text:tab/>All rights reserved.</text:span></text:p>
        <text:p text:style-name="MP3"><text:span text:style-name="MT2">FlexiGame any related files can not be copied, modified and/or distributed <text:s/>without the express or written consent from the author.</text:span><text:span text:style-name="MT3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20:30:43.712661570</meta:creation-date>
    <meta:generator>LibreOffice/4.2.5.2$Linux_X86_64 LibreOffice_project/420m0$Build-2</meta:generator>
    <dc:date>2014-08-27T23:53:44.695627164</dc:date>
    <meta:editing-duration>PT39M2S</meta:editing-duration>
    <meta:editing-cycles>26</meta:editing-cycles>
    <meta:document-statistic meta:table-count="0" meta:image-count="0" meta:object-count="0" meta:page-count="1" meta:paragraph-count="9" meta:word-count="47" meta:character-count="333" meta:non-whitespace-character-count="291"/>
  </office:meta>
</office:document-meta>
</file>